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1.588cm"/>
    </style:style>
    <style:style style:name="Tabela1.B" style:family="table-column">
      <style:table-column-properties style:column-width="15.425cm"/>
    </style:style>
    <style:style style:name="Tabela1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fo:background-color="#b2b2b2" fo:padding="0.097cm" fo:border="0.05pt solid #000000">
        <style:background-image/>
      </style:table-cell-properties>
    </style:style>
    <style:style style:name="Tabela1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1.588cm"/>
    </style:style>
    <style:style style:name="Tabela2.B" style:family="table-column">
      <style:table-column-properties style:column-width="15.425cm"/>
    </style:style>
    <style:style style:name="Tabela2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B1" style:family="table-cell">
      <style:table-cell-properties fo:background-color="#b2b2b2" fo:padding="0.097cm" fo:border="0.05pt solid #000000">
        <style:background-image/>
      </style:table-cell-properties>
    </style:style>
    <style:style style:name="Tabela2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1.588cm"/>
    </style:style>
    <style:style style:name="Tabela3.B" style:family="table-column">
      <style:table-column-properties style:column-width="15.425cm"/>
    </style:style>
    <style:style style:name="Tabela3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B1" style:family="table-cell">
      <style:table-cell-properties fo:background-color="#b2b2b2" fo:padding="0.097cm" fo:border="0.05pt solid #000000">
        <style:background-image/>
      </style:table-cell-properties>
    </style:style>
    <style:style style:name="Tabela3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1.588cm"/>
    </style:style>
    <style:style style:name="Tabela4.B" style:family="table-column">
      <style:table-column-properties style:column-width="15.425cm"/>
    </style:style>
    <style:style style:name="Tabela4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B1" style:family="table-cell">
      <style:table-cell-properties fo:background-color="#b2b2b2" fo:padding="0.097cm" fo:border="0.05pt solid #000000">
        <style:background-image/>
      </style:table-cell-properties>
    </style:style>
    <style:style style:name="Tabela4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4b9fc" officeooo:paragraph-rsid="0014b9fc"/>
    </style:style>
    <style:style style:name="P2" style:family="paragraph" style:parent-style-name="Standard">
      <style:paragraph-properties fo:text-align="end" style:justify-single-word="false"/>
      <style:text-properties officeooo:rsid="0014b9fc" officeooo:paragraph-rsid="001972a0"/>
    </style:style>
    <style:style style:name="P3" style:family="paragraph" style:parent-style-name="Standard">
      <style:text-properties officeooo:rsid="0015fd79" officeooo:paragraph-rsid="0015fd79"/>
    </style:style>
    <style:style style:name="P4" style:family="paragraph" style:parent-style-name="Standard">
      <style:text-properties officeooo:rsid="0017a4ef" officeooo:paragraph-rsid="0017a4ef"/>
    </style:style>
    <style:style style:name="P5" style:family="paragraph" style:parent-style-name="Standard">
      <style:text-properties officeooo:rsid="0017a4ef" officeooo:paragraph-rsid="001b09bc"/>
    </style:style>
    <style:style style:name="P6" style:family="paragraph" style:parent-style-name="Standard">
      <style:paragraph-properties fo:text-align="center" style:justify-single-word="false"/>
      <style:text-properties officeooo:rsid="001972a0" officeooo:paragraph-rsid="001972a0"/>
    </style:style>
    <style:style style:name="P7" style:family="paragraph" style:parent-style-name="Standard">
      <style:paragraph-properties fo:text-align="end" style:justify-single-word="false"/>
      <style:text-properties officeooo:rsid="001972a0" officeooo:paragraph-rsid="001972a0"/>
    </style:style>
    <style:style style:name="P8" style:family="paragraph" style:parent-style-name="Standard">
      <style:paragraph-properties fo:text-align="end" style:justify-single-word="false"/>
      <style:text-properties fo:font-weight="bold" officeooo:rsid="001972a0" officeooo:paragraph-rsid="001972a0" style:font-weight-asian="bold" style:font-weight-complex="bold"/>
    </style:style>
    <style:style style:name="P9" style:family="paragraph" style:parent-style-name="Standard">
      <style:text-properties fo:font-weight="bold" officeooo:rsid="001972a0" officeooo:paragraph-rsid="001972a0" style:font-weight-asian="bold" style:font-weight-complex="bold"/>
    </style:style>
    <style:style style:name="P10" style:family="paragraph" style:parent-style-name="Standard">
      <style:text-properties fo:font-weight="bold" officeooo:rsid="001972a0" officeooo:paragraph-rsid="001b09bc" style:font-weight-asian="bold" style:font-weight-complex="bold"/>
    </style:style>
    <style:style style:name="P11" style:family="paragraph" style:parent-style-name="Standard">
      <style:text-properties fo:font-weight="bold" officeooo:rsid="0015fd79" officeooo:paragraph-rsid="0015fd79" style:font-weight-asian="bold" style:font-weight-complex="bold"/>
    </style:style>
    <style:style style:name="P12" style:family="paragraph" style:parent-style-name="Standard">
      <style:text-properties fo:font-weight="bold" officeooo:rsid="0017a4ef" officeooo:paragraph-rsid="0017a4ef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1b09bc" officeooo:paragraph-rsid="001b09bc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weight="bold" officeooo:rsid="001b09bc" officeooo:paragraph-rsid="001b8b72" style:font-weight-asian="bold" style:font-weight-complex="bold"/>
    </style:style>
    <style:style style:name="P15" style:family="paragraph" style:parent-style-name="Standard">
      <style:text-properties fo:font-weight="bold" officeooo:rsid="001b09bc" officeooo:paragraph-rsid="001b09bc" style:font-weight-asian="bold" style:font-weight-complex="bold"/>
    </style:style>
    <style:style style:name="P16" style:family="paragraph" style:parent-style-name="Standard">
      <style:text-properties officeooo:paragraph-rsid="001b09bc"/>
    </style:style>
    <style:style style:name="P17" style:family="paragraph" style:parent-style-name="Standard">
      <style:paragraph-properties fo:text-align="center" style:justify-single-word="false"/>
      <style:text-properties officeooo:rsid="001b09bc" officeooo:paragraph-rsid="001b09bc"/>
    </style:style>
    <style:style style:name="P18" style:family="paragraph" style:parent-style-name="Standard">
      <style:text-properties fo:font-weight="normal" officeooo:rsid="001b09bc" officeooo:paragraph-rsid="001b09bc" style:font-weight-asian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9pt" fo:font-style="italic" fo:font-weight="bold" officeooo:rsid="001dcaff" officeooo:paragraph-rsid="001dcaff" style:font-size-asian="9pt" style:font-style-asian="italic" style:font-weight-asian="bold" style:font-size-complex="9pt" style:font-style-complex="italic" style:font-weight-complex="bold"/>
    </style:style>
    <style:style style:name="P20" style:family="paragraph" style:parent-style-name="Table_20_Contents">
      <style:text-properties officeooo:rsid="001972a0" officeooo:paragraph-rsid="001972a0"/>
    </style:style>
    <style:style style:name="P21" style:family="paragraph" style:parent-style-name="Table_20_Contents">
      <loext:graphic-properties draw:fill="solid" draw:fill-color="#b2b2b2" draw:opacity="100%"/>
      <style:paragraph-properties fo:background-color="#b2b2b2"/>
      <style:text-properties officeooo:rsid="001972a0" officeooo:paragraph-rsid="001972a0"/>
    </style:style>
    <style:style style:name="P22" style:family="paragraph" style:parent-style-name="Table_20_Contents">
      <style:text-properties officeooo:rsid="001972a0" officeooo:paragraph-rsid="001b09bc"/>
    </style:style>
    <style:style style:name="P23" style:family="paragraph" style:parent-style-name="Table_20_Contents">
      <loext:graphic-properties draw:fill="solid" draw:fill-color="#b2b2b2" draw:opacity="100%"/>
      <style:paragraph-properties fo:background-color="#b2b2b2"/>
      <style:text-properties officeooo:rsid="001972a0" officeooo:paragraph-rsid="001b09bc"/>
    </style:style>
    <style:style style:name="P24" style:family="paragraph" style:parent-style-name="Table_20_Contents">
      <style:text-properties officeooo:paragraph-rsid="001b09bc"/>
    </style:style>
    <style:style style:name="P25" style:family="paragraph" style:parent-style-name="Table_20_Contents">
      <style:text-properties officeooo:rsid="001b09bc" officeooo:paragraph-rsid="001b09bc"/>
    </style:style>
    <style:style style:name="P26" style:family="paragraph" style:parent-style-name="Table_20_Contents">
      <style:paragraph-properties fo:text-align="center" style:justify-single-word="false"/>
      <style:text-properties style:font-name="Purisa" fo:font-size="11pt" officeooo:rsid="001b8b72" officeooo:paragraph-rsid="001b8b72" style:font-size-asian="11pt" style:font-size-complex="11pt"/>
    </style:style>
    <style:style style:name="P27" style:family="paragraph" style:parent-style-name="Table_20_Contents">
      <style:paragraph-properties fo:text-align="center" style:justify-single-word="false"/>
      <style:text-properties style:font-name="Purisa" fo:font-size="11pt" officeooo:rsid="001c4f6c" officeooo:paragraph-rsid="001c4f6c" style:font-size-asian="11pt" style:font-size-complex="11pt"/>
    </style:style>
    <style:style style:name="P28" style:family="paragraph" style:parent-style-name="Table_20_Contents">
      <style:paragraph-properties fo:text-align="center" style:justify-single-word="false"/>
      <style:text-properties fo:color="#ff3333" style:font-name="Purisa" fo:font-size="11pt" officeooo:rsid="001b8b72" officeooo:paragraph-rsid="001b8b72" style:font-size-asian="11pt" style:font-size-complex="11pt"/>
    </style:style>
    <style:style style:name="P29" style:family="paragraph" style:parent-style-name="Table_20_Contents">
      <style:paragraph-properties fo:text-align="center" style:justify-single-word="false"/>
      <style:text-properties fo:color="#ff3333" style:font-name="Purisa" fo:font-size="11pt" officeooo:rsid="001c4f6c" officeooo:paragraph-rsid="001c4f6c" style:font-size-asian="11pt" style:font-size-complex="11pt"/>
    </style:style>
    <style:style style:name="P30" style:family="paragraph" style:parent-style-name="Standard">
      <style:paragraph-properties fo:text-align="center" style:justify-single-word="false"/>
      <style:text-properties fo:font-size="9pt" fo:font-style="italic" fo:font-weight="bold" officeooo:rsid="001dcaff" officeooo:paragraph-rsid="001dcaff" style:font-size-asian="9pt" style:font-style-asian="italic" style:font-weight-asian="bold" style:font-size-complex="9pt" style:font-style-complex="italic" style:font-weight-complex="bold"/>
    </style:style>
    <style:style style:name="P31" style:family="paragraph" style:parent-style-name="Standard">
      <style:paragraph-properties fo:text-align="center" style:justify-single-word="false"/>
      <style:text-properties officeooo:paragraph-rsid="001b09bc"/>
    </style:style>
    <style:style style:name="P32" style:family="paragraph" style:parent-style-name="Standard">
      <style:paragraph-properties fo:text-align="center" style:justify-single-word="false"/>
      <style:text-properties fo:font-weight="bold" officeooo:rsid="001b09bc" officeooo:paragraph-rsid="001b8b72" style:font-weight-asian="bold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weight="bold" officeooo:rsid="001b09bc" officeooo:paragraph-rsid="001b09bc" style:font-weight-asian="bold" style:font-weight-complex="bold"/>
    </style:style>
    <style:style style:name="T1" style:family="text">
      <style:text-properties officeooo:rsid="001972a0"/>
    </style:style>
    <style:style style:name="T2" style:family="text">
      <style:text-properties officeooo:rsid="001b09bc"/>
    </style:style>
    <style:style style:name="T3" style:family="text">
      <style:text-properties fo:font-weight="normal" officeooo:rsid="001b09bc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ff0000"/>
    </style:style>
    <style:style style:name="T6" style:family="text">
      <style:text-properties fo:color="#000000"/>
    </style:style>
    <style:style style:name="T7" style:family="text">
      <style:text-properties fo:color="#ff3333"/>
    </style:style>
    <style:style style:name="T8" style:family="text">
      <style:text-properties fo:color="#ff3333" officeooo:rsid="001c4f6c"/>
    </style:style>
    <style:style style:name="T9" style:family="text">
      <style:text-properties officeooo:rsid="001d01c6"/>
    </style:style>
    <style:style style:name="T10" style:family="text">
      <style:text-properties officeooo:rsid="001f966c"/>
    </style:style>
    <style:style style:name="T11" style:family="text">
      <style:text-properties fo:font-size="9pt" fo:font-style="italic" fo:font-weight="bold" officeooo:rsid="001dcaff" style:font-size-asian="9pt" style:font-style-asian="italic" style:font-weight-asian="bold" style:font-size-complex="9pt" style:font-style-complex="italic" style:font-weight-complex="bold"/>
    </style:style>
    <style:style style:name="T12" style:family="text">
      <style:text-properties fo:font-size="9pt" fo:font-style="italic" fo:font-weight="bold" officeooo:rsid="001f966c" style:font-size-asian="9pt" style:font-style-asian="italic" style:font-weight-asian="bold" style:font-size-complex="9pt" style:font-style-complex="italic" style:font-weight-complex="bold"/>
    </style:style>
    <style:style style:name="T13" style:family="text">
      <style:text-properties officeooo:rsid="001fba23"/>
    </style:style>
    <style:style style:name="T14" style:family="text">
      <style:text-properties officeooo:rsid="00209482"/>
    </style:style>
    <style:style style:name="T15" style:family="text">
      <style:text-properties officeooo:rsid="0020d30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istema de Gerenciamento de Biblioteca</text:p>
      <text:p text:style-name="P8"/>
      <text:p text:style-name="P2">Levantamento de Requisitos <text:span text:style-name="T1">e User Stories</text:span></text:p>
      <text:p text:style-name="P2"/>
      <text:p text:style-name="P7">Equipe</text:p>
      <text:p text:style-name="P7">Camila Ferreira de Carvalho</text:p>
      <text:p text:style-name="P7">Eduardo Lucas Crispim de Castro</text:p>
      <text:p text:style-name="P7">Mailson Dennis Trajano <text:span text:style-name="T10">de Souza</text:span></text:p>
      <text:p text:style-name="P6"/>
      <text:p text:style-name="P7">Versão 1.0</text:p>
      <text:p text:style-name="P1"/>
      <text:p text:style-name="P1"/>
      <text:p text:style-name="P11">1 Objetivo // <text:span text:style-name="T15">Mais específico</text:span></text:p>
      <text:p text:style-name="P3"><text:tab/>Este documento tem a finalidade de expor e descrever as informações sobre o sistema de gerenciamento de biblioteca da maneira mais detalhada possível para um melhor entendimento e implementação <text:span text:style-name="T15">pelos desenvolvedores e clientes.</text:span></text:p>
      <text:p text:style-name="P3"/>
      <text:p text:style-name="P11">2 Escopo // <text:span text:style-name="T15">Mais Específico</text:span></text:p>
      <text:p text:style-name="P3"><text:tab/>O sistema tem como característica principal o controle e gestão de livros disponíveis no estabelecimento, empréstimos <text:span text:style-name="T15">e devoluções</text:span>. A<text:span text:style-name="T15">lém disso </text:span>permite a consulta, visualização de gênero e descrição de cada livro. </text:p>
      <text:p text:style-name="P3"/>
      <text:p text:style-name="P12">3 Missão</text:p>
      <text:p text:style-name="P4"><text:tab/>O sistema tem como principal objetivo auxiliar a <text:span text:style-name="T15">biblioteca</text:span> na organização e manutenção de empréstimos. Fornece um serviço <text:span text:style-name="T15">com interface intuitiva</text:span>. //<text:span text:style-name="T15">Mais objetivo</text:span></text:p>
      <text:p text:style-name="P4"/>
      <text:p text:style-name="P12">4 Limites do Produto</text:p>
      <text:p text:style-name="P4"><text:tab/>O software conta com limitações, como:</text:p>
      <text:p text:style-name="P4"><text:tab/>-Usuário deve <text:span text:style-name="T15">fazer um cadastro para</text:span> fazer um empréstimo;</text:p>
      <text:p text:style-name="P4"><text:tab/>-<text:span text:style-name="T15">O sistema não conta com sistemas de avaliação</text:span>;</text:p>
      <text:p text:style-name="P4"><text:tab/></text:p>
      <text:p text:style-name="P12">5 Requisitos Funcionais //<text:span text:style-name="T15">Título</text:span></text:p>
      <text:p text:style-name="P4"><text:tab/><text:tab/><text:span text:style-name="T2">RF_01:</text:span> – <text:span text:style-name="T13">Cadastro de livros: </text:span>O sistema cadastra os livros.</text:p>
      <text:p text:style-name="P5"><text:tab/><text:tab/><text:span text:style-name="T2">RF_02:</text:span> – O sistema recebe dados do cliente.</text:p>
      <text:p text:style-name="P5"><text:tab/><text:tab/><text:span text:style-name="T2">RF_03:</text:span> – Sistema <text:s/>deve receber informações do empréstimo.</text:p>
      <text:p text:style-name="P5"><text:tab/><text:tab/><text:span text:style-name="T2">RF_04:</text:span> – Sistema informa a data da devolução de livros.</text:p>
      <text:p text:style-name="P5"><text:tab/><text:tab/><text:span text:style-name="T2">RF_05:</text:span> – O sistema informa disponibilidade de livros.</text:p>
      <text:p text:style-name="P1"/>
      <text:p text:style-name="P12">6 Requisitos Não Funcionais</text:p>
      <text:p text:style-name="P5"><text:tab/><text:tab/><text:span text:style-name="T2">RNF_01: O sistema será implementado na linguagem Java.</text:span></text:p>
      <text:p text:style-name="P5"><text:tab/><text:tab/><text:span text:style-name="T2">RNF_02: Usabilidade: Sistema deve ser simples.</text:span></text:p>
      <text:p text:style-name="P5"><text:tab/><text:tab/><text:span text:style-name="T2">RNF_03: Sistema deve ser o mais leve possível.</text:span></text:p>
      <text:p text:style-name="P5"><text:tab/><text:tab/><text:span text:style-name="T2">RNF_04: Falhas não devem ser constantes.</text:span></text:p>
      <text:p text:style-name="P5"/>
      <text:p text:style-name="P15">7 Perfil do Usuário</text:p>
      <text:p text:style-name="P5"><text:span text:style-name="T4"><text:s/><text:tab/></text:span><text:span text:style-name="T3">O usuário final será um funcionário da biblioteca, o sistema o auxiliará no trabalho. As suas necessidades são as rápidas consultas e melhor conhecimento sobre empréstimos, devoluções e disponibilidades.</text:span></text:p>
      <text:p text:style-name="P18"/>
      <text:p text:style-name="P4"/>
      <text:p text:style-name="P4"/>
      <text:p text:style-name="P4"><text:tab/></text:p>
      <text:p text:style-name="P9"><text:soft-page-break/>7 User Stories e Testes de Aceitação</text:p>
      <text:p text:style-name="P9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1">US-01</text:p>
          </table:table-cell>
          <table:table-cell table:style-name="Tabela1.B1" office:value-type="string">
            <text:p text:style-name="P20">&lt;Cadastro de Livros&gt;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5" office:value-type="string">
            <text:p text:style-name="P20">Esta funcionalidade tem o objetivo de cadastra<text:span text:style-name="T14">r</text:span> os dados importantes e que serão consultados sobre livros.</text:p>
          </table:table-cell>
        </table:table-row>
        <table:table-row>
          <table:table-cell table:style-name="Tabela1.A2" office:value-type="string">
            <text:p text:style-name="P21">TA 1.1</text:p>
          </table:table-cell>
          <table:table-cell table:style-name="Tabela1.B5" office:value-type="string">
            <text:p text:style-name="P20">O cadastro foi realizado com sucesso e nenhum dado foi perdido?</text:p>
          </table:table-cell>
        </table:table-row>
        <table:table-row>
          <table:table-cell table:style-name="Tabela1.A2" office:value-type="string">
            <text:p text:style-name="P21">TA 1.2</text:p>
          </table:table-cell>
          <table:table-cell table:style-name="Tabela1.B5" office:value-type="string">
            <text:p text:style-name="P20">Ocorreu algum erro no preenchimento de dados?</text:p>
          </table:table-cell>
        </table:table-row>
        <table:table-row>
          <table:table-cell table:style-name="Tabela1.A2" office:value-type="string">
            <text:p text:style-name="P21">TA 1.3</text:p>
          </table:table-cell>
          <table:table-cell table:style-name="Tabela1.B5" office:value-type="string">
            <text:p text:style-name="P20">Os dados podem ser consultados?</text:p>
          </table:table-cell>
        </table:table-row>
      </table:table>
      <text:p text:style-name="P10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3">US-0<text:span text:style-name="T2">2</text:span></text:p>
          </table:table-cell>
          <table:table-cell table:style-name="Tabela2.B1" office:value-type="string">
            <text:p text:style-name="P22">&lt;<text:span text:style-name="T2">Cadastro de Cliente do Estabelecimento</text:span>&gt;</text:p>
          </table:table-cell>
        </table:table-row>
        <table:table-row>
          <table:table-cell table:style-name="Tabela2.A2" office:value-type="string">
            <text:p text:style-name="P24"/>
          </table:table-cell>
          <table:table-cell table:style-name="Tabela2.B5" office:value-type="string">
            <text:p text:style-name="P25">Nesta etapa devem ser coletadas as informações do cliente da biblioteca, para que seu empréstimo seja facilitado.</text:p>
          </table:table-cell>
        </table:table-row>
        <table:table-row>
          <table:table-cell table:style-name="Tabela2.A2" office:value-type="string">
            <text:p text:style-name="P23">TA <text:span text:style-name="T2">2.1</text:span></text:p>
          </table:table-cell>
          <table:table-cell table:style-name="Tabela2.B5" office:value-type="string">
            <text:p text:style-name="P22">O cadastro foi realizado com sucesso e nenhum dado foi perdido?</text:p>
          </table:table-cell>
        </table:table-row>
        <table:table-row>
          <table:table-cell table:style-name="Tabela2.A2" office:value-type="string">
            <text:p text:style-name="P23">TA <text:span text:style-name="T2">2</text:span>.2</text:p>
          </table:table-cell>
          <table:table-cell table:style-name="Tabela2.B5" office:value-type="string">
            <text:p text:style-name="P22">Ocorreu algum erro no preenchimento de dados?</text:p>
          </table:table-cell>
        </table:table-row>
        <table:table-row>
          <table:table-cell table:style-name="Tabela2.A2" office:value-type="string">
            <text:p text:style-name="P23">TA <text:span text:style-name="T2">2</text:span>.3</text:p>
          </table:table-cell>
          <table:table-cell table:style-name="Tabela2.B5" office:value-type="string">
            <text:p text:style-name="P22">Os dados podem ser consultados?</text:p>
          </table:table-cell>
        </table:table-row>
      </table:table>
      <text:p text:style-name="P5"/>
      <text:p text:style-name="P5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3">US-0<text:span text:style-name="T2">3</text:span></text:p>
          </table:table-cell>
          <table:table-cell table:style-name="Tabela3.B1" office:value-type="string">
            <text:p text:style-name="P22">&lt;<text:span text:style-name="T2">Empréstimo a Cliente do Estabelecimento</text:span>&gt;</text:p>
          </table:table-cell>
        </table:table-row>
        <table:table-row>
          <table:table-cell table:style-name="Tabela3.A2" office:value-type="string">
            <text:p text:style-name="P24"/>
          </table:table-cell>
          <table:table-cell table:style-name="Tabela3.B5" office:value-type="string">
            <text:p text:style-name="P22">Esta funcionalidade <text:span text:style-name="T2">auxilia o funcionário da biblioteca e armazena dados de um empréstimo.</text:span></text:p>
          </table:table-cell>
        </table:table-row>
        <table:table-row>
          <table:table-cell table:style-name="Tabela3.A2" office:value-type="string">
            <text:p text:style-name="P23">TA <text:span text:style-name="T2">3</text:span>.1</text:p>
          </table:table-cell>
          <table:table-cell table:style-name="Tabela3.B5" office:value-type="string">
            <text:p text:style-name="P22">O<text:span text:style-name="T2">s dados do cadastro de cliente foram usados?</text:span></text:p>
          </table:table-cell>
        </table:table-row>
        <table:table-row>
          <table:table-cell table:style-name="Tabela3.A2" office:value-type="string">
            <text:p text:style-name="P23">TA <text:span text:style-name="T2">3</text:span>.2</text:p>
          </table:table-cell>
          <table:table-cell table:style-name="Tabela3.B5" office:value-type="string">
            <text:p text:style-name="P22">Ocorreu al<text:span text:style-name="T2">gum conflito entre datas?</text:span></text:p>
          </table:table-cell>
        </table:table-row>
        <table:table-row>
          <table:table-cell table:style-name="Tabela3.A2" office:value-type="string">
            <text:p text:style-name="P23">TA <text:span text:style-name="T2">3</text:span>.3</text:p>
          </table:table-cell>
          <table:table-cell table:style-name="Tabela3.B5" office:value-type="string">
            <text:p text:style-name="P25">A data de devolução foi exibida?</text:p>
          </table:table-cell>
        </table:table-row>
      </table:table>
      <text:p text:style-name="P16"/>
      <text:p text:style-name="P16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23">US-0<text:span text:style-name="T2">4</text:span></text:p>
          </table:table-cell>
          <table:table-cell table:style-name="Tabela4.B1" office:value-type="string">
            <text:p text:style-name="P22">&lt;C<text:span text:style-name="T2">onsulta de livros</text:span>&gt;</text:p>
          </table:table-cell>
        </table:table-row>
        <table:table-row>
          <table:table-cell table:style-name="Tabela4.A2" office:value-type="string">
            <text:p text:style-name="P24"/>
          </table:table-cell>
          <table:table-cell table:style-name="Tabela4.B5" office:value-type="string">
            <text:p text:style-name="P25">Os livros poderão ser pesquisados e exibidos para um melhor gerenciamento.</text:p>
          </table:table-cell>
        </table:table-row>
        <table:table-row>
          <table:table-cell table:style-name="Tabela4.A2" office:value-type="string">
            <text:p text:style-name="P23">TA <text:span text:style-name="T9">4</text:span>.1</text:p>
          </table:table-cell>
          <table:table-cell table:style-name="Tabela4.B5" office:value-type="string">
            <text:p text:style-name="P25">Os dados cadastrados anteriormente foram mostrados?</text:p>
          </table:table-cell>
        </table:table-row>
        <table:table-row>
          <table:table-cell table:style-name="Tabela4.A2" office:value-type="string">
            <text:p text:style-name="P23">TA <text:span text:style-name="T9">4</text:span>.2</text:p>
          </table:table-cell>
          <table:table-cell table:style-name="Tabela4.B5" office:value-type="string">
            <text:p text:style-name="P22">Ocorreu algum erro <text:span text:style-name="T2">na exibição?</text:span></text:p>
          </table:table-cell>
        </table:table-row>
        <table:table-row>
          <table:table-cell table:style-name="Tabela4.A2" office:value-type="string">
            <text:p text:style-name="P23">TA <text:span text:style-name="T9">4</text:span>.3</text:p>
          </table:table-cell>
          <table:table-cell table:style-name="Tabela4.B5" office:value-type="string">
            <text:p text:style-name="P25">Os dados são relevantes?</text:p>
          </table:table-cell>
        </table:table-row>
      </table:table>
      <text:p text:style-name="P17"/>
      <text:p text:style-name="P31"><text:span text:style-name="T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5T08:32:46.088946345</meta:creation-date>
    <dc:date>2018-07-25T11:08:03.762068873</dc:date>
    <meta:editing-duration>PT14M28S</meta:editing-duration>
    <meta:editing-cycles>5</meta:editing-cycles>
    <meta:generator>LibreOffice/5.1.6.2$Linux_X86_64 LibreOffice_project/10m0$Build-2</meta:generator>
    <meta:document-statistic meta:table-count="4" meta:image-count="0" meta:object-count="0" meta:page-count="2" meta:paragraph-count="69" meta:word-count="450" meta:character-count="2902" meta:non-whitespace-character-count="2484"/>
  </office:meta>
</office:document-meta>
</file>